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2" style:family="graphic" style:parent-style-name="Arrow_20_Line" style:list-style-name="L1">
      <style:graphic-properties draw:textarea-vertical-align="middle" draw:line-distance="1.399cm"/>
    </style:style>
    <style:style style:name="gr3" style:family="graphic" style:parent-style-name="standard">
      <style:graphic-properties svg:stroke-color="#1c1c1c" draw:fill-color="#dddddd" draw:textarea-horizontal-align="justify" draw:textarea-vertical-align="middle" draw:auto-grow-height="false" fo:min-height="3.694cm" fo:min-width="6.917cm"/>
    </style:style>
    <style:style style:name="gr4" style:family="graphic" style:parent-style-name="standard">
      <style:graphic-properties svg:stroke-color="#1c1c1c" draw:fill-color="#dddddd" draw:textarea-horizontal-align="justify" draw:textarea-vertical-align="middle" draw:auto-grow-height="false" fo:min-height="0cm" fo:min-width="5.403cm"/>
    </style:style>
    <style:style style:name="gr5" style:family="graphic" style:parent-style-name="standard">
      <style:graphic-properties svg:stroke-color="#1c1c1c" draw:fill-color="#dddddd" draw:textarea-horizontal-align="justify" draw:textarea-vertical-align="middle" draw:auto-grow-height="false" fo:min-height="0cm" fo:min-width="5.404cm"/>
    </style:style>
    <style:style style:name="gr6" style:family="graphic" style:parent-style-name="standard">
      <style:graphic-properties svg:stroke-color="#1c1c1c" draw:fill-color="#dddddd" draw:textarea-horizontal-align="justify" draw:textarea-vertical-align="middle" draw:auto-grow-height="false" fo:min-height="0cm" fo:min-width="5.4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.487cm"/>
    </style:style>
    <style:style style:name="gr8" style:family="graphic" style:parent-style-name="Arrow_20_Line">
      <style:graphic-properties draw:textarea-vertical-align="middle"/>
    </style:style>
    <style:style style:name="gr9" style:family="graphic" style:parent-style-name="Arrow_20_Line" style:list-style-name="L1">
      <style:graphic-properties draw:textarea-vertical-align="middle" draw:start-guide="0.318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svg:stroke-color="#468a1a" draw:fill-color="#e8f2a1" draw:textarea-vertical-align="middle" draw:auto-grow-height="false" fo:min-height="3.712cm" fo:min-width="3.4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</style:style>
    <style:style style:name="gr13" style:family="graphic" style:parent-style-name="standard">
      <style:graphic-properties svg:stroke-color="#468a1a" draw:fill-color="#e8f2a1" draw:textarea-vertical-align="middle" draw:auto-grow-height="false" fo:min-height="6.139cm" fo:min-width="6.959cm"/>
    </style:style>
    <style:style style:name="gr14" style:family="graphic" style:parent-style-name="standard">
      <style:graphic-properties svg:stroke-color="#468a1a" draw:fill-color="#e8f2a1" draw:textarea-vertical-align="middle" draw:auto-grow-height="false" fo:min-height="3.751cm" fo:min-width="4.171cm"/>
    </style:style>
    <style:style style:name="gr15" style:family="graphic" style:parent-style-name="standard">
      <style:graphic-properties svg:stroke-color="#468a1a" draw:fill-color="#e8f2a1" draw:textarea-vertical-align="middle" draw:auto-grow-height="false" fo:min-height="7.824cm" fo:min-width="7.574cm"/>
    </style:style>
    <style:style style:name="gr16" style:family="graphic" style:parent-style-name="objectwithoutfill">
      <style:graphic-properties draw:stroke="dash" draw:stroke-dash="Fine_20_Dashed" svg:stroke-width="0.053cm" svg:stroke-color="#000000" draw:marker-start-width="0.279cm" draw:marker-end-width="0.279cm" svg:stroke-opacity="30%" draw:fill="solid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stroke="dash" draw:stroke-dash="Fine_20_Dashed" svg:stroke-width="0.053cm" svg:stroke-color="#000000" draw:marker-start-width="0.279cm" draw:marker-end-width="0.279cm" svg:stroke-opacity="100%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co1" style:family="table-column">
      <style:table-column-properties style:column-width="1.136cm" style:use-optimal-column-width="false"/>
    </style:style>
    <style:style style:name="co2" style:family="table-column">
      <style:table-column-properties style:column-width="7.465cm" style:use-optimal-column-width="false"/>
    </style:style>
    <style:style style:name="co3" style:family="table-column">
      <style:table-column-properties style:column-width="7.822cm" style:use-optimal-column-width="false"/>
    </style:style>
    <style:style style:name="ro1" style:family="table-row">
      <style:table-row-properties style:row-height="0.499cm"/>
    </style:style>
    <style:style style:name="ro2" style:family="table-row">
      <style:table-row-properties style:row-height="0.9cm"/>
    </style:style>
    <style:style style:name="ce1" style:family="table-cell">
      <style:paragraph-properties fo:text-align="end"/>
      <style:text-properties style:font-name="Ubuntu Mono1" fo:font-weight="bold" style:font-weight-asian="bold" style:font-weight-complex="bold"/>
    </style:style>
    <style:style style:name="ce2" style:family="table-cell">
      <style:paragraph-properties fo:text-align="center"/>
      <style:text-properties style:font-name="Ubuntu Mono1"/>
    </style:style>
    <style:style style:name="P1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style:font-name="Ubuntu Mono1"/>
    </style:style>
    <style:style style:name="P8" style:family="paragraph">
      <style:paragraph-properties fo:text-align="end"/>
      <style:text-properties style:font-name="Ubuntu Mono1" fo:font-weight="bold" style:font-weight-asian="bold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style:font-name="Ubuntu" fo:font-weight="normal" style:font-weight-asian="normal" style:font-weight-complex="normal"/>
    </style:style>
    <style:style style:name="P11" style:family="paragraph">
      <loext:graphic-properties draw:fill-color="#e8f2a1"/>
      <style:paragraph-properties fo:text-align="center"/>
    </style:style>
    <style:style style:name="P12" style:family="paragraph">
      <loext:graphic-properties draw:fill="none" draw:fill-color="#ffffff"/>
      <style:text-properties style:font-name="Ubuntu" fo:font-size="14pt" fo:font-weight="normal" fo:background-color="#395511" style:font-size-asian="14pt" style:font-weight-asian="bold" style:font-size-complex="14pt" style:font-weight-complex="bold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Ubuntu Mono1" fo:font-weight="bold" style:font-weight-asian="bold" style:font-weight-complex="bold"/>
    </style:style>
    <style:style style:name="T4" style:family="text">
      <style:text-properties style:font-name="Ubuntu Mono1"/>
    </style:style>
    <style:style style:name="T5" style:family="text">
      <style:text-properties style:font-name="Ubuntu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" fo:font-size="14pt" fo:font-weight="normal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384cm" svg:height="1.675cm" svg:x="2.4cm" svg:y="6.2cm">
          <draw:text-box>
            <text:p><text:span text:style-name="T1">H1</text:span></text:p>
          </draw:text-box>
        </draw:frame>
        <draw:measure draw:style-name="gr2" draw:text-style-name="P2" draw:layer="layout" svg:x1="4.104cm" svg:y1="13.763cm" svg:x2="8.207cm" svg:y2="18.102cm">
          <text:p text:style-name="P2"><text:span text:style-name="T2">L</text:span></text:p>
        </draw:measure>
        <draw:custom-shape draw:style-name="gr3" draw:text-style-name="P3" draw:layer="layout" svg:width="7.417cm" svg:height="3.944cm" draw:transform="rotate (0.115889862332423) translate (3.242cm 3.18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903cm" svg:height="0.218cm" draw:transform="rotate (-1.25960412116431) translate (3.921cm 6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904cm" svg:height="0.241cm" draw:transform="rotate (-0.807389311972577) translate (5.656cm 12.4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902cm" svg:height="0.217cm" draw:transform="skewX (0.00453785605518529) rotate (-1.25960412116431) translate (11.022cm 6.0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903cm" svg:height="0.241cm" draw:transform="rotate (-0.807389311972577) translate (12.757cm 11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.9cm" svg:height="1.6cm" svg:x="2.2cm" svg:y="2.8cm">
          <draw:text-box>
            <text:p><text:span text:style-name="T1">T1</text:span></text:p>
          </draw:text-box>
        </draw:frame>
        <draw:frame draw:style-name="gr1" draw:text-style-name="P1" draw:layer="layout" svg:width="1.391cm" svg:height="1.675cm" svg:x="5.709cm" svg:y="11.725cm">
          <draw:text-box>
            <text:p><text:span text:style-name="T1">G1</text:span></text:p>
          </draw:text-box>
        </draw:frame>
        <draw:frame draw:style-name="gr1" draw:text-style-name="P1" draw:layer="layout" svg:width="1.5cm" svg:height="1.675cm" svg:x="9.6cm" svg:y="16.225cm">
          <draw:text-box>
            <text:p><text:span text:style-name="T1">P1</text:span></text:p>
          </draw:text-box>
        </draw:frame>
        <draw:frame draw:style-name="gr1" draw:text-style-name="P1" draw:layer="layout" svg:width="1.481cm" svg:height="1.675cm" svg:x="16.019cm" svg:y="15.988cm">
          <draw:text-box>
            <text:p><text:span text:style-name="T1">P2</text:span></text:p>
          </draw:text-box>
        </draw:frame>
        <draw:frame draw:style-name="gr1" draw:text-style-name="P1" draw:layer="layout" svg:width="1.316cm" svg:height="1.675cm" svg:x="12.784cm" svg:y="11.017cm">
          <draw:text-box>
            <text:p><text:span text:style-name="T1">G2</text:span></text:p>
          </draw:text-box>
        </draw:frame>
        <draw:frame draw:style-name="gr1" draw:text-style-name="P1" draw:layer="layout" svg:width="1.752cm" svg:height="1.675cm" svg:x="9.7cm" svg:y="6.3cm">
          <draw:text-box>
            <text:p><text:span text:style-name="T1">H2</text:span></text:p>
          </draw:text-box>
        </draw:frame>
        <draw:frame draw:style-name="gr1" draw:text-style-name="P1" draw:layer="layout" svg:width="1.378cm" svg:height="1.675cm" svg:x="10.422cm" svg:y="1.425cm">
          <draw:text-box>
            <text:p><text:span text:style-name="T1">T2</text:span></text:p>
          </draw:text-box>
        </draw:frame>
        <draw:measure draw:style-name="gr8" draw:text-style-name="P5" draw:layer="measurelines" svg:x1="12.789cm" svg:y1="5.889cm" svg:x2="12.394cm" svg:y2="2.102cm">
          <text:p text:style-name="P4"><text:span text:style-name="T2">H</text:span></text:p>
        </draw:measure>
        <draw:measure draw:style-name="gr8" draw:text-style-name="P5" draw:layer="measurelines" svg:x1="3.163cm" svg:y1="2.812cm" svg:x2="10.58cm" svg:y2="2.102cm">
          <text:p text:style-name="P4"><text:span text:style-name="T2">T</text:span></text:p>
        </draw:measure>
        <draw:measure draw:style-name="gr9" draw:text-style-name="P2" draw:layer="measurelines" svg:x1="2.704cm" svg:y1="7.484cm" svg:x2="4.361cm" svg:y2="12.849cm">
          <text:p text:style-name="P2"><text:span text:style-name="T2">L</text:span></text:p>
        </draw:measure>
        <draw:frame draw:style-name="standard" draw:layer="layout" svg:width="16.422cm" svg:height="8.099cm" svg:x="2.294cm" svg:y="19.3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3">M</text:span></text:p>
              </table:table-cell>
              <table:table-cell>
                <text:p text:style-name="P7"><text:span text:style-name="T4">xM</text:span></text:p>
              </table:table-cell>
              <table:table-cell>
                <text:p text:style-name="P7"><text:span text:style-name="T4">yM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3">T1</text:span></text:p>
              </table:table-cell>
              <table:table-cell>
                <text:p text:style-name="P7"><text:span text:style-name="T4">2xM-xH2</text:span></text:p>
              </table:table-cell>
              <table:table-cell>
                <text:p text:style-name="P7"><text:span text:style-name="T4">2yM-yH2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3">T2</text:span></text:p>
              </table:table-cell>
              <table:table-cell>
                <text:p text:style-name="P7"><text:span text:style-name="T4">2xM-xH1</text:span></text:p>
              </table:table-cell>
              <table:table-cell>
                <text:p text:style-name="P7"><text:span text:style-name="T4">2yM-yH1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3">H1</text:span></text:p>
              </table:table-cell>
              <table:table-cell>
                <text:p text:style-name="P7"><text:span text:style-name="T4">xM-d.cos(b+c)</text:span></text:p>
              </table:table-cell>
              <table:table-cell>
                <text:p text:style-name="P7"><text:span text:style-name="T4">yM-d.sin(b+c)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3">H2</text:span></text:p>
              </table:table-cell>
              <table:table-cell>
                <text:p text:style-name="P7"><text:span text:style-name="T4">xM+d.cos(b-c)</text:span></text:p>
              </table:table-cell>
              <table:table-cell>
                <text:p text:style-name="P7"><text:span text:style-name="T4">yM-d.sin(b-c)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3">G1</text:span></text:p>
              </table:table-cell>
              <table:table-cell>
                <text:p text:style-name="P7"><text:span text:style-name="T4">xH1+L.sin(a1+c)</text:span></text:p>
              </table:table-cell>
              <table:table-cell>
                <text:p text:style-name="P7"><text:span text:style-name="T4">yH1-L.cos(a1+c)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3">G2</text:span></text:p>
              </table:table-cell>
              <table:table-cell>
                <text:p text:style-name="P7"><text:span text:style-name="T4">xH2+L.sin(d1+c)</text:span></text:p>
              </table:table-cell>
              <table:table-cell>
                <text:p text:style-name="P7"><text:span text:style-name="T4">yH2-L.cos(d1+c)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3">P1</text:span></text:p>
              </table:table-cell>
              <table:table-cell>
                <text:p text:style-name="P7"><text:span text:style-name="T4">xG1+L.sin(a1+a2+c)</text:span></text:p>
              </table:table-cell>
              <table:table-cell>
                <text:p text:style-name="P7"><text:span text:style-name="T4">yG1-L.cos(a1+a2+c)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3">P2</text:span></text:p>
              </table:table-cell>
              <table:table-cell>
                <text:p text:style-name="P7"><text:span text:style-name="T4">xG1+L.sin(d1+d2+c)</text:span></text:p>
              </table:table-cell>
              <table:table-cell>
                <text:p text:style-name="P7"><text:span text:style-name="T4">yG2-L.cos(d1+d2+c)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0" draw:text-style-name="P9" draw:layer="layout" svg:x1="3.8cm" svg:y1="7.1cm" svg:x2="10.6cm" svg:y2="2.4cm">
          <text:p/>
        </draw:line>
        <draw:line draw:style-name="gr10" draw:text-style-name="P9" draw:layer="layout" svg:x1="11cm" svg:y1="6.1cm" svg:x2="3.2cm" svg:y2="3.2cm">
          <text:p/>
        </draw:line>
        <draw:frame draw:style-name="gr1" draw:text-style-name="P1" draw:layer="layout" svg:width="1.752cm" svg:height="1.675cm" svg:x="6.648cm" svg:y="3.7cm">
          <draw:text-box>
            <text:p><text:span text:style-name="T1">M</text:span></text:p>
          </draw:text-box>
        </draw:frame>
        <draw:frame draw:style-name="gr1" draw:text-style-name="P10" draw:layer="layout" svg:width="1.752cm" svg:height="1.675cm" draw:transform="rotate (0.553269372882202) translate (4.339cm 5.61cm)">
          <draw:text-box>
            <text:p><text:span text:style-name="T5">2d</text:span></text:p>
          </draw:text-box>
        </draw:frame>
        <draw:custom-shape draw:style-name="gr11" draw:text-style-name="P11" draw:layer="layout" svg:width="3.962cm" svg:height="3.962cm" draw:transform="rotate (0.0225147473507269) translate (1.65cm 5.139cm)">
          <text:p/>
          <draw:enhanced-geometry draw:glue-point-type="segments" draw:type="mso-spt100" draw:modifiers="-5.74866341728776 -29.269139739884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2" draw:text-style-name="P12" draw:layer="layout" svg:width="1.258cm" svg:height="1.194cm" draw:transform="rotate (0.0130899693899575) translate (4.8cm 6.206cm)">
          <draw:text-box>
            <text:p><text:span text:style-name="T6">b</text:span></text:p>
          </draw:text-box>
        </draw:frame>
        <draw:g>
          <draw:custom-shape draw:style-name="gr13" draw:text-style-name="P11" draw:layer="layout" svg:width="7.459cm" svg:height="6.389cm" draw:transform="rotate (-1.78355196261301) translate (8.3cm 6.109cm)">
            <text:p/>
            <draw:enhanced-geometry draw:glue-point-type="segments" draw:type="mso-spt100" draw:modifiers="-21.8352156602267 -34.403882435115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12" draw:text-style-name="P12" draw:layer="layout" svg:width="1.258cm" svg:height="1.194cm" draw:transform="rotate (0.0130899693899575) translate (4.6cm 11.806cm)">
            <draw:text-box>
              <text:p><text:span text:style-name="T6">a</text:span><text:span text:style-name="T6">1</text:span></text:p>
            </draw:text-box>
          </draw:frame>
        </draw:g>
        <draw:g>
          <draw:custom-shape draw:style-name="gr14" draw:text-style-name="P11" draw:layer="layout" svg:width="4.671cm" svg:height="4.001cm" draw:transform="rotate (-1.31964344743291) translate (9.075cm 12.2cm)">
            <text:p/>
            <draw:enhanced-geometry draw:glue-point-type="segments" draw:type="mso-spt100" draw:modifiers="-4.90201842564541 -32.4935955316419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12" draw:text-style-name="P12" draw:layer="layout" svg:width="1.258cm" svg:height="1.194cm" draw:transform="rotate (0.0130899693899575) translate (8.1cm 15.906cm)">
            <draw:text-box>
              <text:p><text:span text:style-name="T6">a2</text:span></text:p>
            </draw:text-box>
          </draw:frame>
        </draw:g>
        <draw:g>
          <draw:custom-shape draw:style-name="gr15" draw:text-style-name="P11" draw:layer="layout" svg:width="8.074cm" svg:height="8.074cm" draw:transform="rotate (0.0225147473507268) translate (-0.4cm 3.128cm)">
            <text:p/>
            <draw:enhanced-geometry draw:glue-point-type="segments" draw:type="mso-spt100" draw:modifiers="1.2047645154971 -5.8312509542829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12" draw:text-style-name="P12" draw:layer="layout" svg:width="1.258cm" svg:height="1.194cm" draw:transform="rotate (0.0130899693899575) translate (7.126cm 6.406cm)">
            <draw:text-box>
              <text:p><text:span text:style-name="T6">c</text:span></text:p>
            </draw:text-box>
          </draw:frame>
        </draw:g>
        <draw:line draw:style-name="gr16" draw:text-style-name="P9" draw:layer="layout" svg:x1="3.2cm" svg:y1="3.2cm" svg:x2="4.4cm" svg:y2="13.2cm">
          <text:p/>
        </draw:line>
        <draw:line draw:style-name="gr17" draw:text-style-name="P9" draw:layer="layout" svg:x1="14.93cm" svg:y1="2.968cm" svg:x2="19.83cm" svg:y2="8.113cm">
          <text:p/>
        </draw:line>
        <draw:line draw:style-name="gr18" draw:text-style-name="P9" draw:layer="layout" svg:x1="15.43cm" svg:y1="1.947cm" svg:x2="16.23cm" svg:y2="8.613cm">
          <text:p/>
        </draw:line>
        <draw:line draw:style-name="gr18" draw:text-style-name="P9" draw:layer="layout" svg:x1="15.217cm" svg:y1="2.513cm" svg:x2="17.23cm" svg:y2="8.613cm">
          <text:p/>
        </draw:line>
        <draw:line draw:style-name="gr10" draw:text-style-name="P9" draw:layer="layout" svg:x1="4.1cm" svg:y1="8.3cm" svg:x2="7.334cm" svg:y2="18.1cm">
          <text:p/>
        </draw:line>
        <draw:g>
          <draw:custom-shape draw:style-name="gr13" draw:text-style-name="P11" draw:layer="layout" svg:width="7.459cm" svg:height="6.389cm" draw:transform="rotate (-1.78355196261301) translate (15.358cm 5.127cm)">
            <text:p/>
            <draw:enhanced-geometry draw:glue-point-type="segments" draw:type="mso-spt100" draw:modifiers="-21.8352156602267 -34.403882435115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19" draw:text-style-name="P12" draw:layer="layout" svg:width="1.291cm" svg:height="1.361cm" draw:transform="rotate (0.0130899693899575) translate (11.6cm 10.8cm)">
            <draw:text-box>
              <text:p><text:span text:style-name="T6">d1</text:span></text:p>
            </draw:text-box>
          </draw:frame>
        </draw:g>
        <draw:g>
          <draw:custom-shape draw:style-name="gr14" draw:text-style-name="P11" draw:layer="layout" svg:width="4.671cm" svg:height="4.001cm" draw:transform="rotate (-1.31964344743291) translate (16.041cm 11.206cm)">
            <text:p/>
            <draw:enhanced-geometry draw:glue-point-type="segments" draw:type="mso-spt100" draw:modifiers="-4.90201842564541 -32.4935955316419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12" draw:text-style-name="P12" draw:layer="layout" svg:width="1.258cm" svg:height="1.194cm" draw:transform="rotate (0.0130899693899575) translate (15.093cm 15.124cm)">
            <draw:text-box>
              <text:p><text:span text:style-name="T6">d2</text:span></text:p>
            </draw:text-box>
          </draw:frame>
        </draw:g>
        <draw:g>
          <draw:custom-shape draw:style-name="gr13" draw:text-style-name="P11" draw:layer="layout" svg:width="7.459cm" svg:height="6.389cm" draw:transform="rotate (-1.78355196261301) translate (19.63cm 1.162cm)">
            <text:p/>
            <draw:enhanced-geometry draw:glue-point-type="segments" draw:type="mso-spt100" draw:modifiers="-21.8352156602267 -34.403882435115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12" draw:text-style-name="P12" draw:layer="layout" svg:width="1.258cm" svg:height="1.194cm" draw:transform="rotate (0.0130899693899575) translate (15.93cm 6.859cm)">
            <draw:text-box>
              <text:p><text:span text:style-name="T6">a1</text:span></text:p>
            </draw:text-box>
          </draw:frame>
        </draw:g>
        <draw:g>
          <draw:custom-shape draw:style-name="gr14" draw:text-style-name="P11" draw:layer="layout" svg:width="4.671cm" svg:height="4.001cm" draw:transform="rotate (-1.31964344743291) translate (16.933cm 0.919cm)">
            <text:p/>
            <draw:enhanced-geometry draw:glue-point-type="segments" draw:type="mso-spt100" draw:modifiers="-4.90201842564541 -32.4935955316419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12" draw:text-style-name="P12" draw:layer="layout" svg:width="1.258cm" svg:height="1.194cm" draw:transform="rotate (0.0130899693899575) translate (15.958cm 4.625cm)">
            <draw:text-box>
              <text:p><text:span text:style-name="T6">a2</text:span></text:p>
            </draw:text-box>
          </draw:frame>
        </draw:g>
        <draw:custom-shape draw:style-name="gr15" draw:text-style-name="P11" draw:layer="layout" svg:width="8.074cm" svg:height="8.074cm" draw:transform="rotate (-1.55351756720015) translate (19.573cm -0.4cm)">
          <text:p/>
          <draw:enhanced-geometry draw:glue-point-type="segments" draw:type="mso-spt100" draw:modifiers="1.2047645154971 -5.8312509542829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2" draw:text-style-name="P12" draw:layer="layout" svg:width="1.258cm" svg:height="1.194cm" draw:transform="rotate (0.045553093477052) translate (15.422cm 7.001cm)">
          <draw:text-box>
            <text:p><text:span text:style-name="T6">c</text:span></text:p>
          </draw:text-box>
        </draw:frame>
        <draw:line draw:style-name="gr17" draw:text-style-name="P9" draw:layer="layout" svg:x1="15.63cm" svg:y1="8.513cm" svg:x2="15.63cm" svg:y2="2.71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0-15T15:53:44.685969750</meta:creation-date>
    <dc:date>2019-10-17T08:52:57.698465013</dc:date>
    <meta:editing-duration>PT1H47M32S</meta:editing-duration>
    <meta:editing-cycles>7</meta:editing-cycles>
    <meta:generator>LibreOffice/6.3.2.2$Linux_X86_64 LibreOffice_project/25aaf1ddce300f673870e0f45168bdf5ba1c5316</meta:generator>
    <meta:document-statistic meta:object-count="53"/>
  </office:meta>
</office:document-meta>
</file>